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SQL Server</text:p>
      <text:p text:style-name="Subtitle">Readme.rmd</text:p>
      <text:p text:style-name="Author">Sergio Pedro R Oliveira</text:p>
      <text:p text:style-name="Date">2022-05-30</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identity-constraints-e-descrição-de-tabelas"/>5 Modulo 26 - <text:span text:style-name="T1">IDENTITY</text:span>, <text:span text:style-name="T1">CONSTRAINTS</text:span> e descrição de tabelas<text:bookmark-end text:name="modulo-26---identity-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text:line-break/>…<text:line-break/>)<text:line-break/><text:span text:style-name="T1">GO</text:span><text:line-break/></text:p>
            </text:list-item>
          </text:list>
        </text:list-item>
      </text:list>
      <text:p text:style-name="Pagebreak"/>
      <text:h text:style-name="Heading_20_2" text:outline-level="2"><text:bookmark-start text:name="regras---constraints"/>5.2 Regras - <text:span text:style-name="T1">CONSTRAINTS</text:span><text:bookmark-end text:name="regras---constraints"/></text:h>
      <text:h text:style-name="Heading_20_3" text:outline-level="3"><text:bookmark-start text:name="identity"/>5.2.1 <text:span text:style-name="T1">IDENTITY</text:span><text:bookmark-end text:name="identity"/></text:h>
      <text:list text:style-name="L42">
        <text:list-item>
          <text:p text:style-name="P42">Exerce a mesma função que <text:span text:style-name="T1">AUTO_INCREMENT</text:span> no <text:span text:style-name="T1">MySQL</text:span>, incrementar automaticamente a coluna determinada.<text:line-break/></text:p>
        </text:list-item>
        <text:list-item>
          <text:p text:style-name="P42">Trás de novo a opção de argumentos “<text:span text:style-name="T1">IDENTITY</text:span>(<text:span text:style-name="T2">1º_nº</text:span>,<text:span text:style-name="T2">2º_nº</text:span>)”:<text:line-break/></text:p>
          <text:list text:style-name="L43">
            <text:list-item>
              <text:p text:style-name="P43">O primeiro número é onde começa.<text:line-break/></text:p>
            </text:list-item>
            <text:list-item>
              <text:p text:style-name="P43">O segundo numero é quanto incrementa a cada vez.<text:line-break/></text:p>
            </text:list-item>
          </text:list>
        </text:list-item>
        <text:list-item>
          <text:p text:style-name="P42">É possivel suprimir os argumentos, onde “<text:span text:style-name="T1">IDENTITY</text:span> = <text:span text:style-name="T1">IDENTITY</text:span>(1,1)”.<text:line-break/></text:p>
        </text:list-item>
        <text:list-item>
          <text:p text:style-name="P42">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2">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2">Observação: A <text:span text:style-name="T2">coluna1</text:span> começa em 100 e recebe o incremento de 10 em 10 a cada novo dado.<text:line-break/></text:p>
        </text:list-item>
      </text:list>
      <text:h text:style-name="Heading_20_3" text:outline-level="3"><text:bookmark-start text:name="constraints"/>5.2.2 <text:span text:style-name="T1">CONSTRAINTS</text:span><text:bookmark-end text:name="constraints"/></text:h>
      <text:p text:style-name="Pagebreak"/>
      <text:h text:style-name="Heading_20_2" text:outline-level="2"><text:bookmark-start text:name="comandos-de-descrição-tabelas---sp_"/>5.3 Comandos de descrição tabelas - <text:span text:style-name="T1">SP_</text:span><text:bookmark-end text:name="comandos-de-descrição-tabelas---sp_"/></text:h>
      <text:h text:style-name="Heading_20_3" text:outline-level="3"><text:bookmark-start text:name="sp_columns"/>5.3.1 <text:span text:style-name="T1">SP_COLUMNS</text:span><text:bookmark-end text:name="sp_columns"/></text:h>
      <text:h text:style-name="Heading_20_3" text:outline-level="3"><text:bookmark-start text:name="sp_help"/>5.3.2 <text:span text:style-name="T1">SP_HELP</text:span><text:bookmark-end text:name="sp_help"/></text:h>
      <text:p text:style-name="Pagebreak"/>
      <text:h text:style-name="Heading_20_2" text:outline-level="2"><text:bookmark-start text:name="inserindo-dados---insert"/>5.4 Inserindo dados - <text:span text:style-name="T1">INSERT</text:span><text:bookmark-end text:name="inserindo-dados---insert"/></text:h>
      <text:p text:style-name="Pagebreak"/>
      <text:h text:style-name="Heading_20_1" text:outline-level="1"><text:bookmark-start text:name="observações"/>6 Observações<text:bookmark-end text:name="observações"/></text:h>
      <text:h text:style-name="Heading_20_2" text:outline-level="2"><text:bookmark-start text:name="problemas-para-fazer-login-o-ssms"/>6.1 Problemas para fazer <text:span text:style-name="T2">login</text:span> o <text:span text:style-name="T1">SSMS</text:span><text:bookmark-end text:name="problemas-para-fazer-login-o-ssms"/></text:h>
      <text:list text:style-name="L44">
        <text:list-item>
          <text:p text:style-name="P44">Caso o <text:span text:style-name="T1">SSMS</text:span> não identifique o usuário “sa” e senha como deveria, seguir os seguintes passos:<text:line-break/></text:p>
          <text:list text:style-name="L45">
            <text:list-item>
              <text:p text:style-name="P45">Desabilitar temporariamente o antivirus do computados.<text:line-break/></text:p>
            </text:list-item>
            <text:list-item>
              <text:p text:style-name="P45">Desabilitar o “<text:span text:style-name="T1">firewall</text:span>” do computados.<text:line-break/>“Painel de Controle\Sistema e Segurança\Windows Defender Firewall\Personalizar Configurações”<text:line-break/></text:p>
            </text:list-item>
            <text:list-item>
              <text:p text:style-name="P45">Abrir o <text:span text:style-name="T2">instalador</text:span> de <text:span text:style-name="T1">SQL Server</text:span> e pedir para “<text:span text:style-name="T1">Reparar</text:span>”.<text:line-break/></text:p>
            </text:list-item>
            <text:list-item>
              <text:p text:style-name="P45">Ao final da reparação, abrir o <text:span text:style-name="T1">SSMS</text:span> novamente e fazer o <text:span text:style-name="T2">login</text:span>.<text:line-break/></text:p>
            </text:list-item>
          </text:list>
        </text:list-item>
      </text:list>
      <text:p text:style-name="Pagebreak"/>
      <text:h text:style-name="Heading_20_1" text:outline-level="1"><text:bookmark-start text:name="andamento-dos-estudos"/>7 Andamento dos Estudos<text:bookmark-end text:name="andamento-dos-estudos"/></text:h>
      <text:h text:style-name="Heading_20_2" text:outline-level="2"><text:bookmark-start text:name="assunto-em-andamento"/>7.1 Assunto em andamento<text:bookmark-end text:name="assunto-em-andamento"/></text:h>
      <text:p text:style-name="First_20_paragraph">Atualmente estou estudando Módulo 26 - AULA 9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5-30T09:23:10Z</meta:creation-date>
    <dc:date>2022-05-30T09:23:10Z</dc:date>
    <meta:user-defined meta:name="date" meta:value-type="string">2022-05-30</meta:user-defined>
    <meta:user-defined meta:name="output" meta:value-type="string"/>
    <meta:user-defined meta:name="subtitle" meta:value-type="string">Readme.rmd</meta:user-defined>
  </office:meta>
</office:document-meta>
</file>